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4b712" style:font-size-asian="16pt" style:font-size-complex="16pt"/>
    </style:style>
    <style:style style:name="P2" style:family="paragraph" style:parent-style-name="Standard">
      <style:text-properties fo:font-size="16pt" officeooo:paragraph-rsid="00064a48" style:font-size-asian="16pt" style:font-size-complex="16pt"/>
    </style:style>
    <style:style style:name="P3" style:family="paragraph" style:parent-style-name="Standard">
      <style:text-properties style:text-position="0% 100%" fo:font-size="16pt" officeooo:rsid="0004b712" officeooo:paragraph-rsid="0004b712" style:font-size-asian="16pt" style:font-size-complex="16pt"/>
    </style:style>
    <style:style style:name="P4" style:family="paragraph" style:parent-style-name="Standard">
      <style:text-properties style:text-position="0% 100%" style:font-name="Liberation Serif1" fo:font-size="16pt" officeooo:rsid="0004b712" officeooo:paragraph-rsid="0004b712" style:font-size-asian="16pt" style:font-size-complex="16pt"/>
    </style:style>
    <style:style style:name="P5" style:family="paragraph" style:parent-style-name="Standard">
      <style:text-properties style:text-position="0% 100%" style:font-name="Liberation Serif1" fo:font-size="16pt" officeooo:rsid="00064a48" officeooo:paragraph-rsid="00064a48" style:font-size-asian="16pt" style:font-size-complex="16pt"/>
    </style:style>
    <style:style style:name="P6" style:family="paragraph" style:parent-style-name="Standard">
      <style:text-properties style:text-position="0% 100%" style:font-name="Liberation Serif1" fo:font-size="16pt" officeooo:rsid="00064a48" officeooo:paragraph-rsid="0007b609" style:font-size-asian="16pt" style:font-size-complex="16pt"/>
    </style:style>
    <style:style style:name="P7" style:family="paragraph" style:parent-style-name="Standard">
      <style:text-properties style:text-position="0% 100%" style:font-name="Liberation Serif1" fo:font-size="16pt" officeooo:rsid="0007b609" officeooo:paragraph-rsid="0007b609" style:font-size-asian="16pt" style:font-size-complex="16pt"/>
    </style:style>
    <style:style style:name="P8" style:family="paragraph" style:parent-style-name="Standard">
      <style:text-properties style:text-position="super 58%" fo:font-size="16pt" officeooo:rsid="0004b712" officeooo:paragraph-rsid="0004b712" style:font-size-asian="16pt" style:font-size-complex="16pt"/>
    </style:style>
    <style:style style:name="P9" style:family="paragraph" style:parent-style-name="Standard">
      <style:text-properties style:text-position="sub 58%" style:font-name="Liberation Serif1" fo:font-size="16pt" officeooo:rsid="0004b712" officeooo:paragraph-rsid="0004b712" style:font-size-asian="16pt" style:font-size-complex="16pt"/>
    </style:style>
    <style:style style:name="T1" style:family="text">
      <style:text-properties officeooo:rsid="0004b712"/>
    </style:style>
    <style:style style:name="T2" style:family="text">
      <style:text-properties style:text-position="super 58%" style:font-name="Liberation Serif1" officeooo:rsid="0004b712"/>
    </style:style>
    <style:style style:name="T3" style:family="text">
      <style:text-properties style:text-position="super 58%" officeooo:rsid="0004b712"/>
    </style:style>
    <style:style style:name="T4" style:family="text">
      <style:text-properties style:text-position="0% 100%" style:font-name="Liberation Serif1" officeooo:rsid="0004b712"/>
    </style:style>
    <style:style style:name="T5" style:family="text">
      <style:text-properties style:text-position="0% 100%" style:font-name="Liberation Serif1" officeooo:rsid="00064a48"/>
    </style:style>
    <style:style style:name="T6" style:family="text">
      <style:text-properties style:text-position="0% 100%" officeooo:rsid="0004b712"/>
    </style:style>
    <style:style style:name="T7" style:family="text">
      <style:text-properties style:text-position="sub 58%" style:font-name="Liberation Serif1" officeooo:rsid="0004b7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eta Decay of Cobalt 60, where</text:p>
      <text:p text:style-name="P1"><text:span text:style-name="T3">60</text:span><text:span text:style-name="T6">Co : </text:span>59.9338171</text:p>
      <text:p text:style-name="P1"><text:span text:style-name="T3">60</text:span><text:span text:style-name="T6">Ni : </text:span>59.9307864 </text:p>
      <text:p text:style-name="P4">γ : 1.1732 [MeV]</text:p>
      <text:p text:style-name="P4">γ : 1.3325 [MeV] <text:s/></text:p>
      <text:p text:style-name="P8"/>
      <text:p text:style-name="P1"><text:span text:style-name="T3">60</text:span><text:span text:style-name="T1">Co → </text:span><text:span text:style-name="T3">60</text:span><text:span text:style-name="T1">Ni + </text:span><text:span text:style-name="T4">β + </text:span><text:span text:style-name="T2">-</text:span><text:span text:style-name="T4">ν</text:span><text:span text:style-name="T7">e</text:span></text:p>
      <text:p text:style-name="P9"/>
      <text:p text:style-name="P2"><text:span text:style-name="T4">Q-</text:span><text:span text:style-name="T5">Value = </text:span></text:p>
      <text:p text:style-name="P2"><text:span text:style-name="T5">(59.9338171 – 59.9307864) * 931.5 - (</text:span><text:span text:style-name="T4">1.1732 </text:span><text:span text:style-name="T5">+ </text:span><text:span text:style-name="T4">1.3325</text:span><text:span text:style-name="T5">)</text:span></text:p>
      <text:p text:style-name="P5"><text:bookmark text:name="cwos"/>0.31739704999 [MeV]</text:p>
      <text:p text:style-name="P5"/>
      <text:p text:style-name="P7">Fermi Theory of Beta Decay:</text:p>
      <text:p text:style-name="P6"><text:a xlink:type="simple" xlink:href="https://www.youtube.com/watch?v=-j-6xgv84ig" text:style-name="Internet_20_link" text:visited-style-name="Visited_20_Internet_20_Link">https://www.youtube.com/watch?v=-j-6xgv84ig</text:a></text:p>
      <text:p text:style-name="P6"/>
      <text:p text:style-name="P7">Fermi Theory of Beta Decay:</text:p>
      <text:p text:style-name="P5"><text:a xlink:type="simple" xlink:href="https://www.youtube.com/watch?v=Oq9sdWQc4gg&amp;t=1314s" text:style-name="Internet_20_link" text:visited-style-name="Visited_20_Internet_20_Link">https://www.youtube.com/watch?v=Oq9sdWQc4gg&amp;t=1314s</text:a></text:p>
      <text:p text:style-name="P5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5T21:42:37.569353901</meta:creation-date>
    <meta:generator>LibreOffice/6.4.7.2$Linux_X86_64 LibreOffice_project/40$Build-2</meta:generator>
    <dc:date>2023-05-21T20:58:57.819707117</dc:date>
    <meta:editing-duration>PT23M58S</meta:editing-duration>
    <meta:editing-cycles>3</meta:editing-cycles>
    <meta:document-statistic meta:table-count="0" meta:image-count="0" meta:object-count="0" meta:page-count="1" meta:paragraph-count="13" meta:word-count="51" meta:character-count="350" meta:non-whitespace-character-count="307"/>
  </office:meta>
</office:document-meta>
</file>